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953cm" fo:margin-left="0.06cm" table:align="left"/>
    </style:style>
    <style:style style:name="Tabela1.A" style:family="table-column">
      <style:table-column-properties style:column-width="2.798cm"/>
    </style:style>
    <style:style style:name="Tabela1.B" style:family="table-column">
      <style:table-column-properties style:column-width="5.65cm"/>
    </style:style>
    <style:style style:name="Tabela1.C" style:family="table-column">
      <style:table-column-properties style:column-width="4.253cm"/>
    </style:style>
    <style:style style:name="Tabela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#63bbee" fo:padding="0.097cm" fo:border-left="0.05pt solid #000000" fo:border-right="none" fo:border-top="none" fo:border-bottom="0.05pt solid #000000">
        <style:background-image/>
      </style:table-cell-properties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background-color="#c254d2" fo:padding="0.097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background-color="#7b3d00" fo:padding="0.097cm" fo:border-left="0.05pt solid #000000" fo:border-right="none" fo:border-top="none" fo:border-bottom="0.05pt solid #000000">
        <style:background-image/>
      </style:table-cell-properties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background-color="#ee82ee" fo:padding="0.097cm" fo:border-left="0.05pt solid #000000" fo:border-right="none" fo:border-top="none" fo:border-bottom="0.05pt solid #000000">
        <style:background-image/>
      </style:table-cell-properties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18d6ae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omic Sans MS" style:text-underline-style="none" fo:font-weight="normal" officeooo:rsid="001ac4cf" officeooo:paragraph-rsid="001ac4cf" fo:background-color="transparent" style:font-weight-asian="normal" style:font-weight-complex="normal"/>
    </style:style>
    <style:style style:name="P3" style:family="paragraph" style:parent-style-name="Standard">
      <style:text-properties style:font-name="Comic Sans MS" style:text-underline-style="none" fo:font-weight="normal" officeooo:rsid="001bd215" officeooo:paragraph-rsid="001bd215" fo:background-color="transparent" style:font-weight-asian="normal" style:font-weight-complex="normal"/>
    </style:style>
    <style:style style:name="P4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18d6ae" fo:background-color="#ff8000" style:font-weight-asian="bold" style:font-weight-complex="bold"/>
    </style:style>
    <style:style style:name="P5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1d14c6" fo:background-color="#ff8000" style:font-weight-asian="bold" style:font-weight-complex="bold"/>
    </style:style>
    <style:style style:name="P6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202a1e" fo:background-color="#ff8000" style:font-weight-asian="bold" style:font-weight-complex="bold"/>
    </style:style>
    <style:style style:name="P7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216fd2" officeooo:paragraph-rsid="00216fd2" fo:background-color="#ff800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mic Sans MS" style:text-underline-style="solid" style:text-underline-width="auto" style:text-underline-color="font-color" fo:font-weight="bold" officeooo:rsid="00202a1e" officeooo:paragraph-rsid="00202a1e" fo:background-color="transparent" style:font-weight-asian="bold" style:font-weight-complex="bold"/>
    </style:style>
    <style:style style:name="P9" style:family="paragraph" style:parent-style-name="Standard" style:list-style-name="L2">
      <style:text-properties style:font-name="Comic Sans MS" style:text-underline-style="none" fo:font-weight="normal" officeooo:rsid="001ac4cf" officeooo:paragraph-rsid="001ac4cf" fo:background-color="transparent" style:font-weight-asian="normal" style:font-weight-complex="normal"/>
    </style:style>
    <style:style style:name="P10" style:family="paragraph" style:parent-style-name="Standard">
      <style:text-properties style:font-name="Comic Sans MS" style:text-underline-style="none" fo:font-weight="normal" officeooo:rsid="001bd215" officeooo:paragraph-rsid="001bd215" fo:background-color="transparent" style:font-weight-asian="normal" style:font-weight-complex="normal"/>
    </style:style>
    <style:style style:name="P11" style:family="paragraph" style:parent-style-name="Standard">
      <style:text-properties style:font-name="Comic Sans MS" style:text-underline-style="none" fo:font-weight="normal" officeooo:rsid="00202a1e" officeooo:paragraph-rsid="00202a1e" fo:background-color="transparent" style:font-weight-asian="normal" style:font-weight-complex="normal"/>
    </style:style>
    <style:style style:name="P12" style:family="paragraph" style:parent-style-name="Standard">
      <style:text-properties style:font-name="Comic Sans MS" style:text-underline-style="none" fo:font-weight="normal" officeooo:rsid="00216fd2" officeooo:paragraph-rsid="00216fd2" fo:background-color="transparent" style:font-weight-asian="normal" style:font-weight-complex="normal"/>
    </style:style>
    <style:style style:name="P1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" style:family="paragraph" style:parent-style-name="Standard">
      <style:text-properties fo:color="#d4d4d4" style:font-name="Droid Sans Mono" fo:font-size="10.5pt" style:text-underline-style="none" fo:font-weight="normal" officeooo:rsid="00202a1e" officeooo:paragraph-rsid="00202a1e" fo:background-color="#1e1e1e" style:font-weight-asian="normal" style:font-weight-complex="normal"/>
    </style:style>
    <style:style style:name="P1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Table_20_Contents">
      <style:text-properties style:font-name="Comic Sans MS"/>
    </style:style>
    <style:style style:name="P18" style:family="paragraph" style:parent-style-name="Table_20_Contents">
      <style:paragraph-properties fo:text-align="center" style:justify-single-word="false"/>
      <style:text-properties style:font-name="Comic Sans MS" fo:font-weight="bold" officeooo:rsid="001e4f46" officeooo:paragraph-rsid="001e4f4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fff" style:font-name="Comic Sans MS" fo:font-weight="bold" officeooo:rsid="001e4f46" officeooo:paragraph-rsid="001e4f4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Comic Sans MS" fo:font-weight="bold" officeooo:rsid="001e4f46" officeooo:paragraph-rsid="001e4f46" style:font-weight-asian="bold" style:font-weight-complex="bold"/>
    </style:style>
    <style:style style:name="T1" style:family="text">
      <style:text-properties officeooo:rsid="00621612"/>
    </style:style>
    <style:style style:name="T2" style:family="text">
      <style:text-properties officeooo:rsid="001ac4cf"/>
    </style:style>
    <style:style style:name="T3" style:family="text">
      <style:text-properties officeooo:rsid="001d14c6"/>
    </style:style>
    <style:style style:name="T4" style:family="text">
      <style:text-properties officeooo:rsid="00202a1e"/>
    </style:style>
    <style:style style:name="T5" style:family="text">
      <style:text-properties fo:color="#808080"/>
    </style:style>
    <style:style style:name="T6" style:family="text">
      <style:text-properties fo:color="#808080" style:font-name="Droid Sans Mono" fo:font-size="10.5pt" fo:font-weight="normal" fo:background-color="#1e1e1e" loext:char-shading-value="0"/>
    </style:style>
    <style:style style:name="T7" style:family="text">
      <style:text-properties fo:color="#569cd6"/>
    </style:style>
    <style:style style:name="T8" style:family="text">
      <style:text-properties fo:color="#9cdcfe"/>
    </style:style>
    <style:style style:name="T9" style:family="text">
      <style:text-properties fo:color="#ce9178"/>
    </style:style>
    <style:style style:name="T10" style:family="text">
      <style:text-properties officeooo:rsid="00216f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em vídeo</text:p>
      <text:p text:style-name="P1">HTML5 e CSS3 – <text:span text:style-name="T1">módulo 02</text:span></text:p>
      <text:list xml:id="list1658111683" text:style-name="L1">
        <text:list-item>
          <text:p text:style-name="P4">Capítulo 1 Aula 0 – O que vamos aprender no módulo 0<text:span text:style-name="T2">2</text:span>?</text:p>
        </text:list-item>
      </text:list>
      <text:p text:style-name="P2"/>
      <text:list xml:id="list1936229943" text:style-name="L2">
        <text:list-item>
          <text:p text:style-name="P9">Cores → psicologia das cores, cores primárias, secundárias, terciárias;</text:p>
        </text:list-item>
        <text:list-item>
          <text:p text:style-name="P9">Tipografia → Anatomia do tipo, família tipográfica, alinhamento de parágrafo, tipos de alinhamento.</text:p>
        </text:list-item>
        <text:list-item>
          <text:p text:style-name="P9">Aprofundamento do CSS, o que são classes, pseudoclasse, pseudo-elementos, variáveis em CSS;</text:p>
        </text:list-item>
        <text:list-item>
          <text:p text:style-name="P9">Modelo de caixas → bordas, arredondamento de vértice, aplicação de sombras, cores em degradê;</text:p>
        </text:list-item>
        <text:list-item>
          <text:p text:style-name="P9">Projeto final</text:p>
        </text:list-item>
      </text:list>
      <text:p text:style-name="P2"/>
      <text:list xml:id="list80055515482315" text:continue-list="list1658111683" text:style-name="L1">
        <text:list-item>
          <text:p text:style-name="P5">Capítulo 1<text:span text:style-name="T3">3</text:span> Aula <text:span text:style-name="T3">1</text:span> - Psicologia das Cores </text:p>
        </text:list-item>
      </text:list>
      <text:p text:style-name="P3"/>
      <text:p text:style-name="P8">Tabela de representação de cores – pdf pág. 4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>
          <table:table-cell table:style-name="Tabela1.A1" office:value-type="string">
            <text:p text:style-name="P19">Cor</text:p>
          </table:table-cell>
          <table:table-cell table:style-name="Tabela1.A1" office:value-type="string">
            <text:p text:style-name="P19">Associada a</text:p>
          </table:table-cell>
          <table:table-cell table:style-name="Tabela1.A1" office:value-type="string">
            <text:p text:style-name="P19">Usar em</text:p>
          </table:table-cell>
          <table:table-cell table:style-name="Tabela1.D1" office:value-type="string">
            <text:p text:style-name="P19">Evitar</text:p>
          </table:table-cell>
        </table:table-row>
        <table:table-row>
          <table:table-cell table:style-name="Tabela1.A2" office:value-type="string">
            <text:p text:style-name="P19">Vermelho</text:p>
          </table:table-cell>
          <table:table-cell table:style-name="Tabela1.B2" office:value-type="string">
            <text:p text:style-name="P17">amor, emoção, energia, raiva, perigo</text:p>
          </table:table-cell>
          <table:table-cell table:style-name="Tabela1.C12" office:value-type="string">
            <text:p text:style-name="P17">comida, moda, entretenimento, serviços de emergência e saúde</text:p>
          </table:table-cell>
          <table:table-cell table:style-name="Tabela1.D2" office:value-type="string">
            <text:p text:style-name="P17"/>
          </table:table-cell>
        </table:table-row>
        <table:table-row>
          <table:table-cell table:style-name="Tabela1.A3" office:value-type="string">
            <text:p text:style-name="P20">Amarelo</text:p>
          </table:table-cell>
          <table:table-cell table:style-name="Tabela1.B3" office:value-type="string">
            <text:p text:style-name="P17"/>
          </table:table-cell>
          <table:table-cell table:style-name="Tabela1.C12" office:value-type="string">
            <text:p text:style-name="P17"/>
          </table:table-cell>
          <table:table-cell table:style-name="Tabela1.D3" office:value-type="string">
            <text:p text:style-name="P17"/>
          </table:table-cell>
        </table:table-row>
        <table:table-row>
          <table:table-cell table:style-name="Tabela1.A4" office:value-type="string">
            <text:p text:style-name="P19">Laranja</text:p>
          </table:table-cell>
          <table:table-cell table:style-name="Tabela1.B4" office:value-type="string">
            <text:p text:style-name="P17"/>
          </table:table-cell>
          <table:table-cell table:style-name="Tabela1.C12" office:value-type="string">
            <text:p text:style-name="P17"/>
          </table:table-cell>
          <table:table-cell table:style-name="Tabela1.D4" office:value-type="string">
            <text:p text:style-name="P17"/>
          </table:table-cell>
        </table:table-row>
        <table:table-row>
          <table:table-cell table:style-name="Tabela1.A5" office:value-type="string">
            <text:p text:style-name="P20">Verde</text:p>
          </table:table-cell>
          <table:table-cell table:style-name="Tabela1.B5" office:value-type="string">
            <text:p text:style-name="P17"/>
          </table:table-cell>
          <table:table-cell table:style-name="Tabela1.C12" office:value-type="string">
            <text:p text:style-name="P17"/>
          </table:table-cell>
          <table:table-cell table:style-name="Tabela1.D5" office:value-type="string">
            <text:p text:style-name="P17"/>
          </table:table-cell>
        </table:table-row>
        <table:table-row>
          <table:table-cell table:style-name="Tabela1.A6" office:value-type="string">
            <text:p text:style-name="P20">Azul</text:p>
          </table:table-cell>
          <table:table-cell table:style-name="Tabela1.B6" office:value-type="string">
            <text:p text:style-name="P17"/>
          </table:table-cell>
          <table:table-cell table:style-name="Tabela1.C12" office:value-type="string">
            <text:p text:style-name="P17"/>
          </table:table-cell>
          <table:table-cell table:style-name="Tabela1.D6" office:value-type="string">
            <text:p text:style-name="P17"/>
          </table:table-cell>
        </table:table-row>
        <table:table-row>
          <table:table-cell table:style-name="Tabela1.A7" office:value-type="string">
            <text:p text:style-name="P19">Roxo</text:p>
          </table:table-cell>
          <table:table-cell table:style-name="Tabela1.B7" office:value-type="string">
            <text:p text:style-name="P17"/>
          </table:table-cell>
          <table:table-cell table:style-name="Tabela1.C12" office:value-type="string">
            <text:p text:style-name="P17"/>
          </table:table-cell>
          <table:table-cell table:style-name="Tabela1.D7" office:value-type="string">
            <text:p text:style-name="P17"/>
          </table:table-cell>
        </table:table-row>
        <table:table-row>
          <table:table-cell table:style-name="Tabela1.A8" office:value-type="string">
            <text:p text:style-name="P19">Marron</text:p>
          </table:table-cell>
          <table:table-cell table:style-name="Tabela1.B8" office:value-type="string">
            <text:p text:style-name="P17"/>
          </table:table-cell>
          <table:table-cell table:style-name="Tabela1.C12" office:value-type="string">
            <text:p text:style-name="P17"/>
          </table:table-cell>
          <table:table-cell table:style-name="Tabela1.D8" office:value-type="string">
            <text:p text:style-name="P17"/>
          </table:table-cell>
        </table:table-row>
        <table:table-row>
          <table:table-cell table:style-name="Tabela1.A9" office:value-type="string">
            <text:p text:style-name="P18">Preto</text:p>
          </table:table-cell>
          <table:table-cell table:style-name="Tabela1.B9" office:value-type="string">
            <text:p text:style-name="P17"/>
          </table:table-cell>
          <table:table-cell table:style-name="Tabela1.C12" office:value-type="string">
            <text:p text:style-name="P17"/>
          </table:table-cell>
          <table:table-cell table:style-name="Tabela1.D9" office:value-type="string">
            <text:p text:style-name="P17"/>
          </table:table-cell>
        </table:table-row>
        <table:table-row>
          <table:table-cell table:style-name="Tabela1.A10" office:value-type="string">
            <text:p text:style-name="P18">Branco</text:p>
          </table:table-cell>
          <table:table-cell table:style-name="Tabela1.B10" office:value-type="string">
            <text:p text:style-name="P17"/>
          </table:table-cell>
          <table:table-cell table:style-name="Tabela1.C12" office:value-type="string">
            <text:p text:style-name="P17"/>
          </table:table-cell>
          <table:table-cell table:style-name="Tabela1.D10" office:value-type="string">
            <text:p text:style-name="P17"/>
          </table:table-cell>
        </table:table-row>
        <table:table-row>
          <table:table-cell table:style-name="Tabela1.A11" office:value-type="string">
            <text:p text:style-name="P18">Cinza</text:p>
          </table:table-cell>
          <table:table-cell table:style-name="Tabela1.B11" office:value-type="string">
            <text:p text:style-name="P17"/>
          </table:table-cell>
          <table:table-cell table:style-name="Tabela1.C12" office:value-type="string">
            <text:p text:style-name="P17"/>
          </table:table-cell>
          <table:table-cell table:style-name="Tabela1.D11" office:value-type="string">
            <text:p text:style-name="P17"/>
          </table:table-cell>
        </table:table-row>
        <table:table-row>
          <table:table-cell table:style-name="Tabela1.A12" office:value-type="string">
            <text:p text:style-name="P18">Rosa</text:p>
          </table:table-cell>
          <table:table-cell table:style-name="Tabela1.B12" office:value-type="string">
            <text:p text:style-name="P17"/>
          </table:table-cell>
          <table:table-cell table:style-name="Tabela1.C12" office:value-type="string">
            <text:p text:style-name="P17"/>
          </table:table-cell>
          <table:table-cell table:style-name="Tabela1.D12" office:value-type="string">
            <text:p text:style-name="P17"/>
          </table:table-cell>
        </table:table-row>
      </table:table>
      <text:p text:style-name="P3"/>
      <text:p text:style-name="P3"/>
      <text:list xml:id="list80057531831949" text:continue-numbering="true" text:style-name="L1">
        <text:list-item>
          <text:p text:style-name="P6">Capítulo 1<text:span text:style-name="T3">3</text:span> Aula <text:span text:style-name="T10">02</text:span> - Representando Cores com CSS3</text:p>
        </text:list-item>
      </text:list>
      <text:p text:style-name="P11"/>
      <text:p text:style-name="P14"><text:span text:style-name="T5">&lt;</text:span><text:span text:style-name="T7">body</text:span><text:span text:style-name="T5">&gt;</text:span></text:p>
      <text:p text:style-name="P15">&lt;!-- Representação por nomes --&gt;</text:p>
      <text:p text:style-name="P13"><text:span text:style-name="T5">&lt;</text:span><text:span text:style-name="T7">h2</text:span> <text:span text:style-name="T8">style</text:span>=<text:span text:style-name="T9">"background-color:blue; color:white;"</text:span><text:span text:style-name="T5">&gt;</text:span>Exemplos de Cores<text:span text:style-name="T5">&lt;/</text:span><text:span text:style-name="T7">h2</text:span><text:span text:style-name="T5">&gt;</text:span></text:p>
      <text:p text:style-name="P13"/>
      <text:p text:style-name="P16"><text:soft-page-break/></text:p>
      <text:p text:style-name="P15">&lt;!-- Representação por códigos Hexadecimais --&gt;</text:p>
      <text:p text:style-name="P15">&lt;!-- Decimal: 0 1 2 3 4 5 6 7 8 9 --&gt;</text:p>
      <text:p text:style-name="P15">&lt;!-- Hexadecimal: 0 1 2 3 4 5 6 7 8 9 A B C D E F --&gt;</text:p>
      <text:p text:style-name="P13"><text:span text:style-name="T5">&lt;</text:span><text:span text:style-name="T7">h2</text:span> <text:span text:style-name="T8">style</text:span>=<text:span text:style-name="T9">"background-color:#0000ff; color:#ffffff;"</text:span><text:span text:style-name="T5">&gt;</text:span>Exemplos de Cores<text:span text:style-name="T5">&lt;/</text:span><text:span text:style-name="T7">h2</text:span><text:span text:style-name="T5">&gt;</text:span></text:p>
      <text:p text:style-name="P16"><text:span text:style-name="T6"/></text:p>
      <text:p text:style-name="P15">&lt;!-- Representação em RGB (Red, Green, Blue) --&gt;</text:p>
      <text:p text:style-name="P13"><text:span text:style-name="T5">&lt;</text:span><text:span text:style-name="T7">h2</text:span> <text:span text:style-name="T8">style</text:span>=<text:span text:style-name="T9">"background-color:rgb(0, 0, 255); color:rgb(255, 255, 255);"</text:span><text:span text:style-name="T5">&gt;</text:span>Exemplos de Cores<text:span text:style-name="T5">&lt;/</text:span><text:span text:style-name="T7">h2</text:span><text:span text:style-name="T5">&gt;</text:span></text:p>
      <text:p text:style-name="P16"><text:span text:style-name="T5"/></text:p>
      <text:p text:style-name="P15">&lt;!-- Representação por HSL (Huem Saturation, Luminosity) --&gt;</text:p>
      <text:p text:style-name="P13"><text:span text:style-name="T5">&lt;</text:span><text:span text:style-name="T7">h2</text:span> <text:span text:style-name="T8">style</text:span>=<text:span text:style-name="T9">"background-color:hsl(240, 100%, 50%); color:hsl(0, 0%, 100%);"</text:span><text:span text:style-name="T5">&gt;</text:span>Exemplos de Cores<text:span text:style-name="T5">&lt;/</text:span><text:span text:style-name="T7">h2</text:span><text:span text:style-name="T5">&gt;</text:span></text:p>
      <text:p text:style-name="P16"><text:span text:style-name="T5"/></text:p>
      <text:p text:style-name="P13"><text:span text:style-name="T5">&lt;</text:span><text:span text:style-name="T7">h2</text:span> <text:span text:style-name="T8">style</text:span>=<text:span text:style-name="T9">"background-color:#1b4e2160; color:#047000;"</text:span><text:span text:style-name="T5">&gt;</text:span>Exemplos de Cores<text:span text:style-name="T5">&lt;/</text:span><text:span text:style-name="T7">h2</text:span><text:span text:style-name="T5">&gt;</text:span></text:p>
      <text:p text:style-name="P13"><text:span text:style-name="T5"/></text:p>
      <text:p text:style-name="P13"><text:span text:style-name="T5">&lt;/</text:span><text:span text:style-name="T7">body</text:span><text:span text:style-name="T5">&gt;</text:span></text:p>
      <text:p text:style-name="P11"/>
      <text:p text:style-name="P11"/>
      <text:list xml:id="list80056229742404" text:continue-numbering="true" text:style-name="L1">
        <text:list-item>
          <text:p text:style-name="P7">Capítulo 13, Aula 03 - Harmonia de cores</text:p>
        </text:list-item>
      </text:list>
      <text:p text:style-name="P12"/>
      <text:list xml:id="list80056210247042" text:continue-numbering="true" text:style-name="L1"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21:26:31.917033747</meta:creation-date>
    <dc:date>2021-07-28T08:00:55.442138378</dc:date>
    <meta:editing-duration>PT20M</meta:editing-duration>
    <meta:editing-cycles>3</meta:editing-cycles>
    <meta:generator>LibreOffice/6.1.5.2$Linux_X86_64 LibreOffice_project/10$Build-2</meta:generator>
    <meta:document-statistic meta:table-count="1" meta:image-count="0" meta:object-count="0" meta:page-count="2" meta:paragraph-count="43" meta:word-count="242" meta:character-count="1536" meta:non-whitespace-character-count="1348"/>
  </office:meta>
</office:document-meta>
</file>